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a645" officeooo:paragraph-rsid="0011a645"/>
    </style:style>
    <style:style style:name="P2" style:family="paragraph" style:parent-style-name="Standard" style:list-style-name="L1">
      <style:text-properties officeooo:rsid="0011a645" officeooo:paragraph-rsid="0011a645"/>
    </style:style>
    <style:style style:name="P3" style:family="paragraph" style:parent-style-name="Standard" style:list-style-name="L1">
      <style:text-properties officeooo:rsid="0011a645" officeooo:paragraph-rsid="0013e9c8"/>
    </style:style>
    <style:style style:name="P4" style:family="paragraph" style:parent-style-name="Standard" style:list-style-name="L1">
      <style:text-properties officeooo:rsid="001318a9" officeooo:paragraph-rsid="001318a9"/>
    </style:style>
    <style:style style:name="P5" style:family="paragraph" style:parent-style-name="Standard" style:list-style-name="L1">
      <style:text-properties officeooo:rsid="0013e9c8" officeooo:paragraph-rsid="0013e9c8"/>
    </style:style>
    <style:style style:name="P6" style:family="paragraph" style:parent-style-name="Standard" style:list-style-name="L1">
      <style:text-properties officeooo:rsid="0015d1f3" officeooo:paragraph-rsid="0015d1f3"/>
    </style:style>
    <style:style style:name="P7" style:family="paragraph" style:parent-style-name="Standard" style:list-style-name="L1">
      <style:text-properties officeooo:rsid="0015fa31" officeooo:paragraph-rsid="0015fa31"/>
    </style:style>
    <style:style style:name="P8" style:family="paragraph" style:parent-style-name="Standard" style:list-style-name="L1">
      <style:text-properties officeooo:rsid="001879a3" officeooo:paragraph-rsid="001879a3"/>
    </style:style>
    <style:style style:name="T1" style:family="text">
      <style:text-properties officeooo:rsid="0013e9c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lusterHQ MiniREST</text:p>
      <text:p text:style-name="P1">Possible improvements.</text:p>
      <text:p text:style-name="P1"/>
      <text:list xml:id="list7665973384320634836" text:style-name="L1">
        <text:list-item>
          <text:p text:style-name="P3">RESTfull API – <text:s/><text:span text:style-name="T1">define resources properly, in a key/value way - </text:span>see proposed spec.</text:p>
        </text:list-item>
        <text:list-item>
          <text:p text:style-name="P2">Make exceptions in the service and in the REST layer independent. The exceptions in the service shouldn't be extending the WebException. The mapping from Service Exception to Web Exception should <text:s/>be done in the REST layer.</text:p>
        </text:list-item>
        <text:list-item>
          <text:p text:style-name="P2">Make the Service independent. Right now, it is being instanced in the the restx AppServer.java. If the application grows, we would probably want to make it independent from the REST server: ServiceModule.java can be used for that purpose without needed to do much more code changes, as it is already acting as an interface between REST and the Message Server instance.</text:p>
        </text:list-item>
        <text:list-item>
          <text:p text:style-name="P4">Concurrent access handling [TODO elaborate]</text:p>
        </text:list-item>
        <text:list-item>
          <text:p text:style-name="P5">Persist the data in a database.</text:p>
        </text:list-item>
        <text:list-item>
          <text:p text:style-name="P6">Change the framework used. Looking fro simplicity, restx framework was used. But there is a big lack of documentation in this framework, and not even the error handling works properly. A framework like restlet could be more appropiate if we expect the REST API to become more complicated and need more functionality.</text:p>
        </text:list-item>
        <text:list-item>
          <text:p text:style-name="P7">Wikipage would be ideal.</text:p>
        </text:list-item>
        <text:list-item>
          <text:p text:style-name="P7">If the code would be developed and used, we would need bug tracking as well.</text:p>
        </text:list-item>
        <text:list-item>
          <text:p text:style-name="P8">Return codes: 404 when publishing a message to a topic that doesn't exis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4T13:15:32.920724416</meta:creation-date>
    <dc:date>2015-05-04T17:37:18.323811325</dc:date>
    <meta:editing-duration>PT4H21M42S</meta:editing-duration>
    <meta:editing-cycles>7</meta:editing-cycles>
    <meta:generator>LibreOffice/4.3.7.2$Linux_X86_64 LibreOffice_project/430m0$Build-2</meta:generator>
    <meta:document-statistic meta:table-count="0" meta:image-count="0" meta:object-count="0" meta:page-count="1" meta:paragraph-count="11" meta:word-count="218" meta:character-count="1294" meta:non-whitespace-character-count="1093"/>
  </office:meta>
</office:document-meta>
</file>